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92.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ff3333"/>
    </style:style>
  </office:automatic-styles>
  <office:body>
    <office:spreadsheet>
      <table:calculation-settings>
        <table:iteration table:status="enable" table:steps="500"/>
      </table:calculation-settings>
      <table:table table:name="Openness_RFSE_MinMax_W1G_KI04_2016_12_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73757533416" calcext:value-type="float">
            <text:p>0.773757533416</text:p>
          </table:table-cell>
          <table:table-cell office:value-type="float" office:value="0.319676278503" calcext:value-type="float">
            <text:p>0.319676278503</text:p>
          </table:table-cell>
          <table:table-cell office:value-type="float" office:value="0.24473" calcext:value-type="float">
            <text:p>0.24473</text:p>
          </table:table-cell>
          <table:table-cell office:value-type="float" office:value="0.60257352078" calcext:value-type="float">
            <text:p>0.60257352078</text:p>
          </table:table-cell>
          <table:table-cell office:value-type="float" office:value="0.45243146142" calcext:value-type="float">
            <text:p>0.452431461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8964695704" calcext:value-type="float">
            <text:p>0.678964695704</text:p>
          </table:table-cell>
          <table:table-cell office:value-type="float" office:value="0.346275211069" calcext:value-type="float">
            <text:p>0.346275211069</text:p>
          </table:table-cell>
          <table:table-cell office:value-type="float" office:value="0.219317" calcext:value-type="float">
            <text:p>0.219317</text:p>
          </table:table-cell>
          <table:table-cell office:value-type="float" office:value="0.56952804734" calcext:value-type="float">
            <text:p>0.56952804734</text:p>
          </table:table-cell>
          <table:table-cell office:value-type="float" office:value="0.458641224869" calcext:value-type="float">
            <text:p>0.45864122486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38054160463" calcext:value-type="float">
            <text:p>0.738054160463</text:p>
          </table:table-cell>
          <table:table-cell office:value-type="float" office:value="0.318490837496" calcext:value-type="float">
            <text:p>0.318490837496</text:p>
          </table:table-cell>
          <table:table-cell office:value-type="float" office:value="0.258522" calcext:value-type="float">
            <text:p>0.258522</text:p>
          </table:table-cell>
          <table:table-cell office:value-type="float" office:value="0.584148712581" calcext:value-type="float">
            <text:p>0.584148712581</text:p>
          </table:table-cell>
          <table:table-cell office:value-type="float" office:value="0.4449663538" calcext:value-type="float">
            <text:p>0.444966353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77097853956" calcext:value-type="float">
            <text:p>0.677097853956</text:p>
          </table:table-cell>
          <table:table-cell office:value-type="float" office:value="0.343472833434" calcext:value-type="float">
            <text:p>0.343472833434</text:p>
          </table:table-cell>
          <table:table-cell office:value-type="float" office:value="0.219322" calcext:value-type="float">
            <text:p>0.219322</text:p>
          </table:table-cell>
          <table:table-cell office:value-type="float" office:value="0.566957446207" calcext:value-type="float">
            <text:p>0.566957446207</text:p>
          </table:table-cell>
          <table:table-cell office:value-type="float" office:value="0.455754258444" calcext:value-type="float">
            <text:p>0.45575425844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73080962061" calcext:value-type="float">
            <text:p>0.773080962061</text:p>
          </table:table-cell>
          <table:table-cell office:value-type="float" office:value="0.333121726207" calcext:value-type="float">
            <text:p>0.333121726207</text:p>
          </table:table-cell>
          <table:table-cell office:value-type="float" office:value="0.245653" calcext:value-type="float">
            <text:p>0.245653</text:p>
          </table:table-cell>
          <table:table-cell office:value-type="float" office:value="0.61154539027" calcext:value-type="float">
            <text:p>0.61154539027</text:p>
          </table:table-cell>
          <table:table-cell office:value-type="float" office:value="0.465610990301" calcext:value-type="float">
            <text:p>0.4656109903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675924139725" calcext:value-type="float">
            <text:p>0.675924139725</text:p>
          </table:table-cell>
          <table:table-cell office:value-type="float" office:value="0.336863836742" calcext:value-type="float">
            <text:p>0.336863836742</text:p>
          </table:table-cell>
          <table:table-cell office:value-type="float" office:value="0.246494" calcext:value-type="float">
            <text:p>0.246494</text:p>
          </table:table-cell>
          <table:table-cell office:value-type="float" office:value="0.562658662282" calcext:value-type="float">
            <text:p>0.562658662282</text:p>
          </table:table-cell>
          <table:table-cell office:value-type="float" office:value="0.449638827366" calcext:value-type="float">
            <text:p>0.44963882736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760167786173" calcext:value-type="float">
            <text:p>0.760167786173</text:p>
          </table:table-cell>
          <table:table-cell office:value-type="float" office:value="0.323721139049" calcext:value-type="float">
            <text:p>0.323721139049</text:p>
          </table:table-cell>
          <table:table-cell office:value-type="float" office:value="0.23602" calcext:value-type="float">
            <text:p>0.23602</text:p>
          </table:table-cell>
          <table:table-cell office:value-type="float" office:value="0.598725337877" calcext:value-type="float">
            <text:p>0.598725337877</text:p>
          </table:table-cell>
          <table:table-cell office:value-type="float" office:value="0.454073062067" calcext:value-type="float">
            <text:p>0.4540730620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880766721884" calcext:value-type="float">
            <text:p>0.880766721884</text:p>
          </table:table-cell>
          <table:table-cell office:value-type="float" office:value="0.368157615364" calcext:value-type="float">
            <text:p>0.368157615364</text:p>
          </table:table-cell>
          <table:table-cell office:value-type="float" office:value="0.270419" calcext:value-type="float">
            <text:p>0.270419</text:p>
          </table:table-cell>
          <table:table-cell office:value-type="float" office:value="0.688921059132" calcext:value-type="float">
            <text:p>0.688921059132</text:p>
          </table:table-cell>
          <table:table-cell office:value-type="float" office:value="0.519264404336" calcext:value-type="float">
            <text:p>0.519264404336</text:p>
          </table:table-cell>
        </table:table-row>
        <table:table-row table:style-name="ro1">
          <table:table-cell table:number-columns-repeated="6"/>
          <table:table-cell table:style-name="ce1" table:formula="of:=AVERAGE([.G1:.G8])" office:value-type="float" office:value="0.74472673167275" calcext:value-type="float">
            <text:p>0.74472673167275</text:p>
          </table:table-cell>
          <table:table-cell table:style-name="ce1" table:formula="of:=AVERAGE([.H1:.H8])" office:value-type="float" office:value="0.336222434733" calcext:value-type="float">
            <text:p>0.336222434733</text:p>
          </table:table-cell>
          <table:table-cell table:style-name="ce1" table:formula="of:=AVERAGE([.I1:.I8])" office:value-type="float" office:value="0.242559625" calcext:value-type="float">
            <text:p>0.242559625</text:p>
          </table:table-cell>
          <table:table-cell table:style-name="ce1" table:formula="of:=AVERAGE([.J1:.J8])" office:value-type="float" office:value="0.598132272058625" calcext:value-type="float">
            <text:p>0.598132272058625</text:p>
          </table:table-cell>
          <table:table-cell table:style-name="ce1" table:formula="of:=AVERAGE([.K1:.K8])" office:value-type="float" office:value="0.462547572825375" calcext:value-type="float">
            <text:p>0.462547572825375</text:p>
          </table:table-cell>
        </table:table-row>
        <table:table-row table:style-name="ro1">
          <table:table-cell table:number-columns-repeated="6"/>
          <table:table-cell table:style-name="ce2" table:formula="of:=STDEV([.G1:.G8])/SQRT(8)" office:value-type="float" office:value="0.0246651450405449" calcext:value-type="float">
            <text:p>0.024665145040545</text:p>
          </table:table-cell>
          <table:table-cell table:style-name="ce2" table:formula="of:=STDEV([.H1:.H8])/SQRT(8)" office:value-type="float" office:value="0.00586754902219708" calcext:value-type="float">
            <text:p>0.005867549022197</text:p>
          </table:table-cell>
          <table:table-cell table:style-name="ce2" table:formula="of:=STDEV([.I1:.I8])/SQRT(8)" office:value-type="float" office:value="0.00624453263988787" calcext:value-type="float">
            <text:p>0.006244532639888</text:p>
          </table:table-cell>
          <table:table-cell table:style-name="ce2" table:formula="of:=STDEV([.J1:.J8])/SQRT(8)" office:value-type="float" office:value="0.0144460698934732" calcext:value-type="float">
            <text:p>0.014446069893473</text:p>
          </table:table-cell>
          <table:table-cell table:style-name="ce2" table:formula="of:=STDEV([.K1:.K8])/SQRT(8)" office:value-type="float" office:value="0.00838523382435284" calcext:value-type="float">
            <text:p>0.00838523382435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63877587161" calcext:value-type="float">
            <text:p>0.663877587161</text:p>
          </table:table-cell>
          <table:table-cell office:value-type="float" office:value="0.374449433503" calcext:value-type="float">
            <text:p>0.374449433503</text:p>
          </table:table-cell>
          <table:table-cell office:value-type="float" office:value="0.23761" calcext:value-type="float">
            <text:p>0.23761</text:p>
          </table:table-cell>
          <table:table-cell office:value-type="float" office:value="0.574990573267" calcext:value-type="float">
            <text:p>0.574990573267</text:p>
          </table:table-cell>
          <table:table-cell office:value-type="float" office:value="0.478825228431" calcext:value-type="float">
            <text:p>0.47882522843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97576801699" calcext:value-type="float">
            <text:p>0.697576801699</text:p>
          </table:table-cell>
          <table:table-cell office:value-type="float" office:value="0.356492263088" calcext:value-type="float">
            <text:p>0.356492263088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585531817552" calcext:value-type="float">
            <text:p>0.585531817552</text:p>
          </table:table-cell>
          <table:table-cell office:value-type="float" office:value="0.471849029676" calcext:value-type="float">
            <text:p>0.47184902967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78131385398" calcext:value-type="float">
            <text:p>0.678131385398</text:p>
          </table:table-cell>
          <table:table-cell office:value-type="float" office:value="0.375704351219" calcext:value-type="float">
            <text:p>0.375704351219</text:p>
          </table:table-cell>
          <table:table-cell office:value-type="float" office:value="0.226895" calcext:value-type="float">
            <text:p>0.226895</text:p>
          </table:table-cell>
          <table:table-cell office:value-type="float" office:value="0.584096502697" calcext:value-type="float">
            <text:p>0.584096502697</text:p>
          </table:table-cell>
          <table:table-cell office:value-type="float" office:value="0.483523007125" calcext:value-type="float">
            <text:p>0.4835230071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36068658233" calcext:value-type="float">
            <text:p>0.636068658233</text:p>
          </table:table-cell>
          <table:table-cell office:value-type="float" office:value="0.313192216566" calcext:value-type="float">
            <text:p>0.313192216566</text:p>
          </table:table-cell>
          <table:table-cell office:value-type="float" office:value="0.229073" calcext:value-type="float">
            <text:p>0.229073</text:p>
          </table:table-cell>
          <table:table-cell office:value-type="float" office:value="0.527339568323" calcext:value-type="float">
            <text:p>0.527339568323</text:p>
          </table:table-cell>
          <table:table-cell office:value-type="float" office:value="0.4197197172" calcext:value-type="float">
            <text:p>0.41971971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81180440932" calcext:value-type="float">
            <text:p>0.681180440932</text:p>
          </table:table-cell>
          <table:table-cell office:value-type="float" office:value="0.367418723658" calcext:value-type="float">
            <text:p>0.367418723658</text:p>
          </table:table-cell>
          <table:table-cell office:value-type="float" office:value="0.229222" calcext:value-type="float">
            <text:p>0.229222</text:p>
          </table:table-cell>
          <table:table-cell office:value-type="float" office:value="0.581811440429" calcext:value-type="float">
            <text:p>0.581811440429</text:p>
          </table:table-cell>
          <table:table-cell office:value-type="float" office:value="0.477357710438" calcext:value-type="float">
            <text:p>0.47735771043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50557408861" calcext:value-type="float">
            <text:p>0.750557408861</text:p>
          </table:table-cell>
          <table:table-cell office:value-type="float" office:value="0.417146231349" calcext:value-type="float">
            <text:p>0.417146231349</text:p>
          </table:table-cell>
          <table:table-cell office:value-type="float" office:value="0.333824" calcext:value-type="float">
            <text:p>0.333824</text:p>
          </table:table-cell>
          <table:table-cell office:value-type="float" office:value="0.647114041377" calcext:value-type="float">
            <text:p>0.647114041377</text:p>
          </table:table-cell>
          <table:table-cell office:value-type="float" office:value="0.536252836312" calcext:value-type="float">
            <text:p>0.53625283631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632536606729" calcext:value-type="float">
            <text:p>0.632536606729</text:p>
          </table:table-cell>
          <table:table-cell office:value-type="float" office:value="0.35287339168" calcext:value-type="float">
            <text:p>0.35287339168</text:p>
          </table:table-cell>
          <table:table-cell office:value-type="float" office:value="0.243018" calcext:value-type="float">
            <text:p>0.243018</text:p>
          </table:table-cell>
          <table:table-cell office:value-type="float" office:value="0.545993255573" calcext:value-type="float">
            <text:p>0.545993255573</text:p>
          </table:table-cell>
          <table:table-cell office:value-type="float" office:value="0.453020241602" calcext:value-type="float">
            <text:p>0.4530202416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649491393333" calcext:value-type="float">
            <text:p>0.649491393333</text:p>
          </table:table-cell>
          <table:table-cell office:value-type="float" office:value="0.37282535545" calcext:value-type="float">
            <text:p>0.37282535545</text:p>
          </table:table-cell>
          <table:table-cell office:value-type="float" office:value="0.237016" calcext:value-type="float">
            <text:p>0.237016</text:p>
          </table:table-cell>
          <table:table-cell office:value-type="float" office:value="0.565554167291" calcext:value-type="float">
            <text:p>0.565554167291</text:p>
          </table:table-cell>
          <table:table-cell office:value-type="float" office:value="0.473721789004" calcext:value-type="float">
            <text:p>0.473721789004</text:p>
          </table:table-cell>
        </table:table-row>
        <table:table-row table:style-name="ro1">
          <table:table-cell table:number-columns-repeated="6"/>
          <table:table-cell table:style-name="ce1" table:formula="of:=AVERAGE([.G12:.G19])" office:value-type="float" office:value="0.67367753529325" calcext:value-type="float">
            <text:p>0.67367753529325</text:p>
          </table:table-cell>
          <table:table-cell table:style-name="ce1" table:formula="of:=AVERAGE([.H12:.H19])" office:value-type="float" office:value="0.366262745814125" calcext:value-type="float">
            <text:p>0.366262745814125</text:p>
          </table:table-cell>
          <table:table-cell table:style-name="ce1" table:formula="of:=AVERAGE([.I12:.I19])" office:value-type="float" office:value="0.24531975" calcext:value-type="float">
            <text:p>0.24531975</text:p>
          </table:table-cell>
          <table:table-cell table:style-name="ce1" table:formula="of:=AVERAGE([.J12:.J19])" office:value-type="float" office:value="0.576553920813625" calcext:value-type="float">
            <text:p>0.576553920813625</text:p>
          </table:table-cell>
          <table:table-cell table:style-name="ce1" table:formula="of:=AVERAGE([.K12:.K19])" office:value-type="float" office:value="0.4742836949735" calcext:value-type="float">
            <text:p>0.4742836949735</text:p>
          </table:table-cell>
        </table:table-row>
        <table:table-row table:style-name="ro1">
          <table:table-cell table:number-columns-repeated="6"/>
          <table:table-cell table:style-name="ce2" table:formula="of:=STDEV([.G12:.G19])/SQRT(8)" office:value-type="float" office:value="0.0135921670927227" calcext:value-type="float">
            <text:p>0.013592167092723</text:p>
          </table:table-cell>
          <table:table-cell table:style-name="ce2" table:formula="of:=STDEV([.H12:.H19])/SQRT(8)" office:value-type="float" office:value="0.0102477499356387" calcext:value-type="float">
            <text:p>0.010247749935639</text:p>
          </table:table-cell>
          <table:table-cell table:style-name="ce2" table:formula="of:=STDEV([.I12:.I19])/SQRT(8)" office:value-type="float" office:value="0.0128218461546105" calcext:value-type="float">
            <text:p>0.012821846154611</text:p>
          </table:table-cell>
          <table:table-cell table:style-name="ce2" table:formula="of:=STDEV([.J12:.J19])/SQRT(8)" office:value-type="float" office:value="0.0124091776821687" calcext:value-type="float">
            <text:p>0.012409177682169</text:p>
          </table:table-cell>
          <table:table-cell table:style-name="ce2" table:formula="of:=STDEV([.K12:.K19])/SQRT(8)" office:value-type="float" office:value="0.0114885190498289" calcext:value-type="float">
            <text:p>0.01148851904982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18280842557" calcext:value-type="float">
            <text:p>0.618280842557</text:p>
          </table:table-cell>
          <table:table-cell office:value-type="float" office:value="0.373916764823" calcext:value-type="float">
            <text:p>0.373916764823</text:p>
          </table:table-cell>
          <table:table-cell office:value-type="float" office:value="0.196894" calcext:value-type="float">
            <text:p>0.196894</text:p>
          </table:table-cell>
          <table:table-cell office:value-type="float" office:value="0.546810004634" calcext:value-type="float">
            <text:p>0.546810004634</text:p>
          </table:table-cell>
          <table:table-cell office:value-type="float" office:value="0.466007115279" calcext:value-type="float">
            <text:p>0.46600711527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45251864046" calcext:value-type="float">
            <text:p>0.645251864046</text:p>
          </table:table-cell>
          <table:table-cell office:value-type="float" office:value="0.450171339564" calcext:value-type="float">
            <text:p>0.450171339564</text:p>
          </table:table-cell>
          <table:table-cell office:value-type="float" office:value="0.288598" calcext:value-type="float">
            <text:p>0.288598</text:p>
          </table:table-cell>
          <table:table-cell office:value-type="float" office:value="0.593788535015" calcext:value-type="float">
            <text:p>0.593788535015</text:p>
          </table:table-cell>
          <table:table-cell office:value-type="float" office:value="0.530340958702" calcext:value-type="float">
            <text:p>0.5303409587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70300309983" calcext:value-type="float">
            <text:p>0.570300309983</text:p>
          </table:table-cell>
          <table:table-cell office:value-type="float" office:value="0.371925141638" calcext:value-type="float">
            <text:p>0.371925141638</text:p>
          </table:table-cell>
          <table:table-cell office:value-type="float" office:value="0.198354" calcext:value-type="float">
            <text:p>0.198354</text:p>
          </table:table-cell>
          <table:table-cell office:value-type="float" office:value="0.515327826108" calcext:value-type="float">
            <text:p>0.515327826108</text:p>
          </table:table-cell>
          <table:table-cell office:value-type="float" office:value="0.450229874818" calcext:value-type="float">
            <text:p>0.4502298748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71142183288" calcext:value-type="float">
            <text:p>0.571142183288</text:p>
          </table:table-cell>
          <table:table-cell office:value-type="float" office:value="0.355203697979" calcext:value-type="float">
            <text:p>0.355203697979</text:p>
          </table:table-cell>
          <table:table-cell office:value-type="float" office:value="0.199084" calcext:value-type="float">
            <text:p>0.199084</text:p>
          </table:table-cell>
          <table:table-cell office:value-type="float" office:value="0.509227403255" calcext:value-type="float">
            <text:p>0.509227403255</text:p>
          </table:table-cell>
          <table:table-cell office:value-type="float" office:value="0.438004463944" calcext:value-type="float">
            <text:p>0.43800446394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94705315231" calcext:value-type="float">
            <text:p>0.594705315231</text:p>
          </table:table-cell>
          <table:table-cell office:value-type="float" office:value="0.426861978333" calcext:value-type="float">
            <text:p>0.426861978333</text:p>
          </table:table-cell>
          <table:table-cell office:value-type="float" office:value="0.278788" calcext:value-type="float">
            <text:p>0.278788</text:p>
          </table:table-cell>
          <table:table-cell office:value-type="float" office:value="0.551347069854" calcext:value-type="float">
            <text:p>0.551347069854</text:p>
          </table:table-cell>
          <table:table-cell office:value-type="float" office:value="0.496995330574" calcext:value-type="float">
            <text:p>0.49699533057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23451653579" calcext:value-type="float">
            <text:p>0.623451653579</text:p>
          </table:table-cell>
          <table:table-cell office:value-type="float" office:value="0.337768752869" calcext:value-type="float">
            <text:p>0.337768752869</text:p>
          </table:table-cell>
          <table:table-cell office:value-type="float" office:value="0.208391" calcext:value-type="float">
            <text:p>0.208391</text:p>
          </table:table-cell>
          <table:table-cell office:value-type="float" office:value="0.533248021489" calcext:value-type="float">
            <text:p>0.533248021489</text:p>
          </table:table-cell>
          <table:table-cell office:value-type="float" office:value="0.438156506231" calcext:value-type="float">
            <text:p>0.43815650623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54108490436" calcext:value-type="float">
            <text:p>0.654108490436</text:p>
          </table:table-cell>
          <table:table-cell office:value-type="float" office:value="0.362706809342" calcext:value-type="float">
            <text:p>0.362706809342</text:p>
          </table:table-cell>
          <table:table-cell office:value-type="float" office:value="0.207563" calcext:value-type="float">
            <text:p>0.207563</text:p>
          </table:table-cell>
          <table:table-cell office:value-type="float" office:value="0.563555457765" calcext:value-type="float">
            <text:p>0.563555457765</text:p>
          </table:table-cell>
          <table:table-cell office:value-type="float" office:value="0.466652308598" calcext:value-type="float">
            <text:p>0.46665230859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536921202028" calcext:value-type="float">
            <text:p>0.536921202028</text:p>
          </table:table-cell>
          <table:table-cell office:value-type="float" office:value="0.330030852921" calcext:value-type="float">
            <text:p>0.330030852921</text:p>
          </table:table-cell>
          <table:table-cell office:value-type="float" office:value="0.181555" calcext:value-type="float">
            <text:p>0.181555</text:p>
          </table:table-cell>
          <table:table-cell office:value-type="float" office:value="0.477103675777" calcext:value-type="float">
            <text:p>0.477103675777</text:p>
          </table:table-cell>
          <table:table-cell office:value-type="float" office:value="0.408789762352" calcext:value-type="float">
            <text:p>0.408789762352</text:p>
          </table:table-cell>
        </table:table-row>
        <table:table-row table:style-name="ro1">
          <table:table-cell table:number-columns-repeated="6"/>
          <table:table-cell table:style-name="ce1" table:formula="of:=AVERAGE([.G23:.G30])" office:value-type="float" office:value="0.6017702326435" calcext:value-type="float">
            <text:p>0.6017702326435</text:p>
          </table:table-cell>
          <table:table-cell table:style-name="ce1" table:formula="of:=AVERAGE([.H23:.H30])" office:value-type="float" office:value="0.376073167183625" calcext:value-type="float">
            <text:p>0.376073167183625</text:p>
          </table:table-cell>
          <table:table-cell table:style-name="ce1" table:formula="of:=AVERAGE([.I23:.I30])" office:value-type="float" office:value="0.219903375" calcext:value-type="float">
            <text:p>0.219903375</text:p>
          </table:table-cell>
          <table:table-cell table:style-name="ce1" table:formula="of:=AVERAGE([.J23:.J30])" office:value-type="float" office:value="0.536300999237125" calcext:value-type="float">
            <text:p>0.536300999237125</text:p>
          </table:table-cell>
          <table:table-cell table:style-name="ce1" table:formula="of:=AVERAGE([.K23:.K30])" office:value-type="float" office:value="0.46189704006225" calcext:value-type="float">
            <text:p>0.46189704006225</text:p>
          </table:table-cell>
        </table:table-row>
        <table:table-row table:style-name="ro1">
          <table:table-cell table:number-columns-repeated="6"/>
          <table:table-cell table:style-name="ce2" table:formula="of:=STDEV([.G23:.G30])/SQRT(8)" office:value-type="float" office:value="0.014365368214832" calcext:value-type="float">
            <text:p>0.014365368214832</text:p>
          </table:table-cell>
          <table:table-cell table:style-name="ce2" table:formula="of:=STDEV([.H23:.H30])/SQRT(8)" office:value-type="float" office:value="0.0148162650734063" calcext:value-type="float">
            <text:p>0.014816265073406</text:p>
          </table:table-cell>
          <table:table-cell table:style-name="ce2" table:formula="of:=STDEV([.I23:.I30])/SQRT(8)" office:value-type="float" office:value="0.0142484468701699" calcext:value-type="float">
            <text:p>0.01424844687017</text:p>
          </table:table-cell>
          <table:table-cell table:style-name="ce2" table:formula="of:=STDEV([.J23:.J30])/SQRT(8)" office:value-type="float" office:value="0.0127271806182256" calcext:value-type="float">
            <text:p>0.012727180618226</text:p>
          </table:table-cell>
          <table:table-cell table:style-name="ce2" table:formula="of:=STDEV([.K23:.K30])/SQRT(8)" office:value-type="float" office:value="0.013394387899639" calcext:value-type="float">
            <text:p>0.01339438789963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91227997938" calcext:value-type="float">
            <text:p>0.391227997938</text:p>
          </table:table-cell>
          <table:table-cell office:value-type="float" office:value="0.514982904366" calcext:value-type="float">
            <text:p>0.514982904366</text:p>
          </table:table-cell>
          <table:table-cell office:value-type="float" office:value="0.248014" calcext:value-type="float">
            <text:p>0.248014</text:p>
          </table:table-cell>
          <table:table-cell office:value-type="float" office:value="0.410980438364" calcext:value-type="float">
            <text:p>0.410980438364</text:p>
          </table:table-cell>
          <table:table-cell office:value-type="float" office:value="0.444655278667" calcext:value-type="float">
            <text:p>0.4446552786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25931038905" calcext:value-type="float">
            <text:p>0.525931038905</text:p>
          </table:table-cell>
          <table:table-cell office:value-type="float" office:value="0.457220854622" calcext:value-type="float">
            <text:p>0.457220854622</text:p>
          </table:table-cell>
          <table:table-cell office:value-type="float" office:value="0.230539" calcext:value-type="float">
            <text:p>0.230539</text:p>
          </table:table-cell>
          <table:table-cell office:value-type="float" office:value="0.510585108575" calcext:value-type="float">
            <text:p>0.510585108575</text:p>
          </table:table-cell>
          <table:table-cell office:value-type="float" office:value="0.489174949799" calcext:value-type="float">
            <text:p>0.48917494979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95818219977" calcext:value-type="float">
            <text:p>0.495818219977</text:p>
          </table:table-cell>
          <table:table-cell office:value-type="float" office:value="0.463440274895" calcext:value-type="float">
            <text:p>0.463440274895</text:p>
          </table:table-cell>
          <table:table-cell office:value-type="float" office:value="0.206437" calcext:value-type="float">
            <text:p>0.206437</text:p>
          </table:table-cell>
          <table:table-cell office:value-type="float" office:value="0.488985688314" calcext:value-type="float">
            <text:p>0.488985688314</text:p>
          </table:table-cell>
          <table:table-cell office:value-type="float" office:value="0.479082819475" calcext:value-type="float">
            <text:p>0.4790828194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69049216684" calcext:value-type="float">
            <text:p>0.469049216684</text:p>
          </table:table-cell>
          <table:table-cell office:value-type="float" office:value="0.39352967033" calcext:value-type="float">
            <text:p>0.39352967033</text:p>
          </table:table-cell>
          <table:table-cell office:value-type="float" office:value="0.158983" calcext:value-type="float">
            <text:p>0.158983</text:p>
          </table:table-cell>
          <table:table-cell office:value-type="float" office:value="0.451712225389" calcext:value-type="float">
            <text:p>0.451712225389</text:p>
          </table:table-cell>
          <table:table-cell office:value-type="float" office:value="0.427983541886" calcext:value-type="float">
            <text:p>0.42798354188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69530206533" calcext:value-type="float">
            <text:p>0.569530206533</text:p>
          </table:table-cell>
          <table:table-cell office:value-type="float" office:value="0.478308752651" calcext:value-type="float">
            <text:p>0.478308752651</text:p>
          </table:table-cell>
          <table:table-cell office:value-type="float" office:value="0.260669" calcext:value-type="float">
            <text:p>0.260669</text:p>
          </table:table-cell>
          <table:table-cell office:value-type="float" office:value="0.548604597816" calcext:value-type="float">
            <text:p>0.548604597816</text:p>
          </table:table-cell>
          <table:table-cell office:value-type="float" office:value="0.519948757958" calcext:value-type="float">
            <text:p>0.51994875795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579813843351" calcext:value-type="float">
            <text:p>0.579813843351</text:p>
          </table:table-cell>
          <table:table-cell office:value-type="float" office:value="0.389010696833" calcext:value-type="float">
            <text:p>0.389010696833</text:p>
          </table:table-cell>
          <table:table-cell office:value-type="float" office:value="0.201936" calcext:value-type="float">
            <text:p>0.201936</text:p>
          </table:table-cell>
          <table:table-cell office:value-type="float" office:value="0.528017152451" calcext:value-type="float">
            <text:p>0.528017152451</text:p>
          </table:table-cell>
          <table:table-cell office:value-type="float" office:value="0.46562360444" calcext:value-type="float">
            <text:p>0.4656236044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43540633135" calcext:value-type="float">
            <text:p>0.543540633135</text:p>
          </table:table-cell>
          <table:table-cell office:value-type="float" office:value="0.457572182719" calcext:value-type="float">
            <text:p>0.457572182719</text:p>
          </table:table-cell>
          <table:table-cell office:value-type="float" office:value="0.241834" calcext:value-type="float">
            <text:p>0.241834</text:p>
          </table:table-cell>
          <table:table-cell office:value-type="float" office:value="0.523856258732" calcext:value-type="float">
            <text:p>0.523856258732</text:p>
          </table:table-cell>
          <table:table-cell office:value-type="float" office:value="0.496865228297" calcext:value-type="float">
            <text:p>0.49686522829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563432238516" calcext:value-type="float">
            <text:p>0.563432238516</text:p>
          </table:table-cell>
          <table:table-cell office:value-type="float" office:value="0.481870587233" calcext:value-type="float">
            <text:p>0.481870587233</text:p>
          </table:table-cell>
          <table:table-cell office:value-type="float" office:value="0.282365" calcext:value-type="float">
            <text:p>0.282365</text:p>
          </table:table-cell>
          <table:table-cell office:value-type="float" office:value="0.544983406914" calcext:value-type="float">
            <text:p>0.544983406914</text:p>
          </table:table-cell>
          <table:table-cell office:value-type="float" office:value="0.519469414895" calcext:value-type="float">
            <text:p>0.519469414895</text:p>
          </table:table-cell>
        </table:table-row>
        <table:table-row table:style-name="ro1">
          <table:table-cell table:number-columns-repeated="6"/>
          <table:table-cell table:style-name="ce1" table:formula="of:=AVERAGE([.G34:.G41])" office:value-type="float" office:value="0.517292924379875" calcext:value-type="float">
            <text:p>0.517292924379875</text:p>
          </table:table-cell>
          <table:table-cell table:style-name="ce1" table:formula="of:=AVERAGE([.H34:.H41])" office:value-type="float" office:value="0.454491990456125" calcext:value-type="float">
            <text:p>0.454491990456125</text:p>
          </table:table-cell>
          <table:table-cell table:style-name="ce1" table:formula="of:=AVERAGE([.I34:.I41])" office:value-type="float" office:value="0.228847125" calcext:value-type="float">
            <text:p>0.228847125</text:p>
          </table:table-cell>
          <table:table-cell table:style-name="ce1" table:formula="of:=AVERAGE([.J34:.J41])" office:value-type="float" office:value="0.500965609569375" calcext:value-type="float">
            <text:p>0.500965609569375</text:p>
          </table:table-cell>
          <table:table-cell table:style-name="ce1" table:formula="of:=AVERAGE([.K34:.K41])" office:value-type="float" office:value="0.480350449427125" calcext:value-type="float">
            <text:p>0.480350449427125</text:p>
          </table:table-cell>
        </table:table-row>
        <table:table-row table:style-name="ro1">
          <table:table-cell table:number-columns-repeated="6"/>
          <table:table-cell table:style-name="ce2" table:formula="of:=STDEV([.G34:.G41])/SQRT(8)" office:value-type="float" office:value="0.0224447649171271" calcext:value-type="float">
            <text:p>0.022444764917127</text:p>
          </table:table-cell>
          <table:table-cell table:style-name="ce2" table:formula="of:=STDEV([.H34:.H41])/SQRT(8)" office:value-type="float" office:value="0.0152814002003714" calcext:value-type="float">
            <text:p>0.015281400200371</text:p>
          </table:table-cell>
          <table:table-cell table:style-name="ce2" table:formula="of:=STDEV([.I34:.I41])/SQRT(8)" office:value-type="float" office:value="0.0137081202778258" calcext:value-type="float">
            <text:p>0.013708120277826</text:p>
          </table:table-cell>
          <table:table-cell table:style-name="ce2" table:formula="of:=STDEV([.J34:.J41])/SQRT(8)" office:value-type="float" office:value="0.0170199922570497" calcext:value-type="float">
            <text:p>0.01701999225705</text:p>
          </table:table-cell>
          <table:table-cell table:style-name="ce2" table:formula="of:=STDEV([.K34:.K41])/SQRT(8)" office:value-type="float" office:value="0.0117137391063586" calcext:value-type="float">
            <text:p>0.0117137391063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67361669502" calcext:value-type="float">
            <text:p>0.467361669502</text:p>
          </table:table-cell>
          <table:table-cell office:value-type="float" office:value="0.591980863964" calcext:value-type="float">
            <text:p>0.591980863964</text:p>
          </table:table-cell>
          <table:table-cell office:value-type="float" office:value="0.34299" calcext:value-type="float">
            <text:p>0.34299</text:p>
          </table:table-cell>
          <table:table-cell office:value-type="float" office:value="0.487903601689" calcext:value-type="float">
            <text:p>0.487903601689</text:p>
          </table:table-cell>
          <table:table-cell office:value-type="float" office:value="0.522341275187" calcext:value-type="float">
            <text:p>0.52234127518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58794503214" calcext:value-type="float">
            <text:p>0.458794503214</text:p>
          </table:table-cell>
          <table:table-cell office:value-type="float" office:value="0.515677521008" calcext:value-type="float">
            <text:p>0.515677521008</text:p>
          </table:table-cell>
          <table:table-cell office:value-type="float" office:value="0.28899" calcext:value-type="float">
            <text:p>0.28899</text:p>
          </table:table-cell>
          <table:table-cell office:value-type="float" office:value="0.46914452043" calcext:value-type="float">
            <text:p>0.46914452043</text:p>
          </table:table-cell>
          <table:table-cell office:value-type="float" office:value="0.485575791174" calcext:value-type="float">
            <text:p>0.48557579117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47693004695" calcext:value-type="float">
            <text:p>0.347693004695</text:p>
          </table:table-cell>
          <table:table-cell office:value-type="float" office:value="0.584625678108" calcext:value-type="float">
            <text:p>0.584625678108</text:p>
          </table:table-cell>
          <table:table-cell office:value-type="float" office:value="0.165827" calcext:value-type="float">
            <text:p>0.165827</text:p>
          </table:table-cell>
          <table:table-cell office:value-type="float" office:value="0.378360849411" calcext:value-type="float">
            <text:p>0.378360849411</text:p>
          </table:table-cell>
          <table:table-cell office:value-type="float" office:value="0.436053170215" calcext:value-type="float">
            <text:p>0.43605317021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65882485022" calcext:value-type="float">
            <text:p>0.365882485022</text:p>
          </table:table-cell>
          <table:table-cell office:value-type="float" office:value="0.638539012265" calcext:value-type="float">
            <text:p>0.638539012265</text:p>
          </table:table-cell>
          <table:table-cell office:value-type="float" office:value="0.299999" calcext:value-type="float">
            <text:p>0.299999</text:p>
          </table:table-cell>
          <table:table-cell office:value-type="float" office:value="0.400046502579" calcext:value-type="float">
            <text:p>0.400046502579</text:p>
          </table:table-cell>
          <table:table-cell office:value-type="float" office:value="0.465203584794" calcext:value-type="float">
            <text:p>0.46520358479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01871905875" calcext:value-type="float">
            <text:p>0.501871905875</text:p>
          </table:table-cell>
          <table:table-cell office:value-type="float" office:value="0.696935579713" calcext:value-type="float">
            <text:p>0.696935579713</text:p>
          </table:table-cell>
          <table:table-cell office:value-type="float" office:value="0.416988" calcext:value-type="float">
            <text:p>0.416988</text:p>
          </table:table-cell>
          <table:table-cell office:value-type="float" office:value="0.531631315663" calcext:value-type="float">
            <text:p>0.531631315663</text:p>
          </table:table-cell>
          <table:table-cell office:value-type="float" office:value="0.583533873233" calcext:value-type="float">
            <text:p>0.5835338732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82552054573" calcext:value-type="float">
            <text:p>0.382552054573</text:p>
          </table:table-cell>
          <table:table-cell office:value-type="float" office:value="0.56047151378" calcext:value-type="float">
            <text:p>0.56047151378</text:p>
          </table:table-cell>
          <table:table-cell office:value-type="float" office:value="0.25181" calcext:value-type="float">
            <text:p>0.25181</text:p>
          </table:table-cell>
          <table:table-cell office:value-type="float" office:value="0.408486541051" calcext:value-type="float">
            <text:p>0.408486541051</text:p>
          </table:table-cell>
          <table:table-cell office:value-type="float" office:value="0.454727827218" calcext:value-type="float">
            <text:p>0.4547278272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34637873111" calcext:value-type="float">
            <text:p>0.434637873111</text:p>
          </table:table-cell>
          <table:table-cell office:value-type="float" office:value="0.646624991116" calcext:value-type="float">
            <text:p>0.646624991116</text:p>
          </table:table-cell>
          <table:table-cell office:value-type="float" office:value="0.338144" calcext:value-type="float">
            <text:p>0.338144</text:p>
          </table:table-cell>
          <table:table-cell office:value-type="float" office:value="0.465135531626" calcext:value-type="float">
            <text:p>0.465135531626</text:p>
          </table:table-cell>
          <table:table-cell office:value-type="float" office:value="0.519850852438" calcext:value-type="float">
            <text:p>0.51985085243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70248675881" calcext:value-type="float">
            <text:p>0.370248675881</text:p>
          </table:table-cell>
          <table:table-cell office:value-type="float" office:value="0.500292626556" calcext:value-type="float">
            <text:p>0.500292626556</text:p>
          </table:table-cell>
          <table:table-cell office:value-type="float" office:value="0.200193" calcext:value-type="float">
            <text:p>0.200193</text:p>
          </table:table-cell>
          <table:table-cell office:value-type="float" office:value="0.390552383006" calcext:value-type="float">
            <text:p>0.390552383006</text:p>
          </table:table-cell>
          <table:table-cell office:value-type="float" office:value="0.425557482492" calcext:value-type="float">
            <text:p>0.425557482492</text:p>
          </table:table-cell>
        </table:table-row>
        <table:table-row table:style-name="ro1">
          <table:table-cell table:number-columns-repeated="6"/>
          <table:table-cell table:style-name="ce1" table:formula="of:=AVERAGE([.G45:.G52])" office:value-type="float" office:value="0.416130271484125" calcext:value-type="float">
            <text:p>0.416130271484125</text:p>
          </table:table-cell>
          <table:table-cell table:style-name="ce1" table:formula="of:=AVERAGE([.H45:.H52])" office:value-type="float" office:value="0.59189347331375" calcext:value-type="float">
            <text:p>0.59189347331375</text:p>
          </table:table-cell>
          <table:table-cell table:style-name="ce1" table:formula="of:=AVERAGE([.I45:.I52])" office:value-type="float" office:value="0.288117625" calcext:value-type="float">
            <text:p>0.288117625</text:p>
          </table:table-cell>
          <table:table-cell table:style-name="ce1" table:formula="of:=AVERAGE([.J45:.J52])" office:value-type="float" office:value="0.441407655681875" calcext:value-type="float">
            <text:p>0.441407655681875</text:p>
          </table:table-cell>
          <table:table-cell table:style-name="ce1" table:formula="of:=AVERAGE([.K45:.K52])" office:value-type="float" office:value="0.486605482093875" calcext:value-type="float">
            <text:p>0.486605482093875</text:p>
          </table:table-cell>
        </table:table-row>
        <table:table-row table:style-name="ro1">
          <table:table-cell table:number-columns-repeated="6"/>
          <table:table-cell table:style-name="ce2" table:formula="of:=STDEV([.G45:.G52])/SQRT(8)" office:value-type="float" office:value="0.0200802714987214" calcext:value-type="float">
            <text:p>0.020080271498721</text:p>
          </table:table-cell>
          <table:table-cell table:style-name="ce2" table:formula="of:=STDEV([.H45:.H52])/SQRT(8)" office:value-type="float" office:value="0.0236963469154192" calcext:value-type="float">
            <text:p>0.023696346915419</text:p>
          </table:table-cell>
          <table:table-cell table:style-name="ce2" table:formula="of:=STDEV([.I45:.I52])/SQRT(8)" office:value-type="float" office:value="0.0287436631755204" calcext:value-type="float">
            <text:p>0.02874366317552</text:p>
          </table:table-cell>
          <table:table-cell table:style-name="ce2" table:formula="of:=STDEV([.J45:.J52])/SQRT(8)" office:value-type="float" office:value="0.0193604119702313" calcext:value-type="float">
            <text:p>0.019360411970231</text:p>
          </table:table-cell>
          <table:table-cell table:style-name="ce2" table:formula="of:=STDEV([.K45:.K52])/SQRT(8)" office:value-type="float" office:value="0.0186772853878102" calcext:value-type="float">
            <text:p>0.018677285387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04637276824" calcext:value-type="float">
            <text:p>0.404637276824</text:p>
          </table:table-cell>
          <table:table-cell office:value-type="float" office:value="0.716165468743" calcext:value-type="float">
            <text:p>0.716165468743</text:p>
          </table:table-cell>
          <table:table-cell office:value-type="float" office:value="0.385585" calcext:value-type="float">
            <text:p>0.385585</text:p>
          </table:table-cell>
          <table:table-cell office:value-type="float" office:value="0.443194751493" calcext:value-type="float">
            <text:p>0.443194751493</text:p>
          </table:table-cell>
          <table:table-cell office:value-type="float" office:value="0.517106593776" calcext:value-type="float">
            <text:p>0.51710659377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6353198456" calcext:value-type="float">
            <text:p>0.36353198456</text:p>
          </table:table-cell>
          <table:table-cell office:value-type="float" office:value="0.734902531748" calcext:value-type="float">
            <text:p>0.734902531748</text:p>
          </table:table-cell>
          <table:table-cell office:value-type="float" office:value="0.354453" calcext:value-type="float">
            <text:p>0.354453</text:p>
          </table:table-cell>
          <table:table-cell office:value-type="float" office:value="0.404403696242" calcext:value-type="float">
            <text:p>0.404403696242</text:p>
          </table:table-cell>
          <table:table-cell office:value-type="float" office:value="0.486438785123" calcext:value-type="float">
            <text:p>0.4864387851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6207173944" calcext:value-type="float">
            <text:p>0.36207173944</text:p>
          </table:table-cell>
          <table:table-cell office:value-type="float" office:value="0.715392913451" calcext:value-type="float">
            <text:p>0.715392913451</text:p>
          </table:table-cell>
          <table:table-cell office:value-type="float" office:value="0.277328" calcext:value-type="float">
            <text:p>0.277328</text:p>
          </table:table-cell>
          <table:table-cell office:value-type="float" office:value="0.401755909322" calcext:value-type="float">
            <text:p>0.401755909322</text:p>
          </table:table-cell>
          <table:table-cell office:value-type="float" office:value="0.480801956447" calcext:value-type="float">
            <text:p>0.48080195644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6228614243" calcext:value-type="float">
            <text:p>0.36228614243</text:p>
          </table:table-cell>
          <table:table-cell office:value-type="float" office:value="0.719239931679" calcext:value-type="float">
            <text:p>0.719239931679</text:p>
          </table:table-cell>
          <table:table-cell office:value-type="float" office:value="0.25925" calcext:value-type="float">
            <text:p>0.25925</text:p>
          </table:table-cell>
          <table:table-cell office:value-type="float" office:value="0.402208833253" calcext:value-type="float">
            <text:p>0.402208833253</text:p>
          </table:table-cell>
          <table:table-cell office:value-type="float" office:value="0.481857380173" calcext:value-type="float">
            <text:p>0.48185738017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6292250089" calcext:value-type="float">
            <text:p>0.36292250089</text:p>
          </table:table-cell>
          <table:table-cell office:value-type="float" office:value="0.724312643487" calcext:value-type="float">
            <text:p>0.724312643487</text:p>
          </table:table-cell>
          <table:table-cell office:value-type="float" office:value="0.289998" calcext:value-type="float">
            <text:p>0.289998</text:p>
          </table:table-cell>
          <table:table-cell office:value-type="float" office:value="0.403152455354" calcext:value-type="float">
            <text:p>0.403152455354</text:p>
          </table:table-cell>
          <table:table-cell office:value-type="float" office:value="0.48355566385" calcext:value-type="float">
            <text:p>0.483555663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65492121917" calcext:value-type="float">
            <text:p>0.365492121917</text:p>
          </table:table-cell>
          <table:table-cell office:value-type="float" office:value="0.586013248458" calcext:value-type="float">
            <text:p>0.586013248458</text:p>
          </table:table-cell>
          <table:table-cell office:value-type="float" office:value="0.208439" calcext:value-type="float">
            <text:p>0.208439</text:p>
          </table:table-cell>
          <table:table-cell office:value-type="float" office:value="0.39523834537" calcext:value-type="float">
            <text:p>0.39523834537</text:p>
          </table:table-cell>
          <table:table-cell office:value-type="float" office:value="0.450198669013" calcext:value-type="float">
            <text:p>0.45019866901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65092352715" calcext:value-type="float">
            <text:p>0.365092352715</text:p>
          </table:table-cell>
          <table:table-cell office:value-type="float" office:value="0.577671424521" calcext:value-type="float">
            <text:p>0.577671424521</text:p>
          </table:table-cell>
          <table:table-cell office:value-type="float" office:value="0.201755" calcext:value-type="float">
            <text:p>0.201755</text:p>
          </table:table-cell>
          <table:table-cell office:value-type="float" office:value="0.394097371813" calcext:value-type="float">
            <text:p>0.394097371813</text:p>
          </table:table-cell>
          <table:table-cell office:value-type="float" office:value="0.447415194701" calcext:value-type="float">
            <text:p>0.4474151947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6233026617" calcext:value-type="float">
            <text:p>0.36233026617</text:p>
          </table:table-cell>
          <table:table-cell office:value-type="float" office:value="0.723950497452" calcext:value-type="float">
            <text:p>0.723950497452</text:p>
          </table:table-cell>
          <table:table-cell office:value-type="float" office:value="0.337084" calcext:value-type="float">
            <text:p>0.337084</text:p>
          </table:table-cell>
          <table:table-cell office:value-type="float" office:value="0.402545317112" calcext:value-type="float">
            <text:p>0.402545317112</text:p>
          </table:table-cell>
          <table:table-cell office:value-type="float" office:value="0.482949132894" calcext:value-type="float">
            <text:p>0.482949132894</text:p>
          </table:table-cell>
        </table:table-row>
        <table:table-row table:style-name="ro1">
          <table:table-cell table:number-columns-repeated="6"/>
          <table:table-cell table:style-name="ce1" table:formula="of:=AVERAGE([.G56:.G63])" office:value-type="float" office:value="0.36854554811825" calcext:value-type="float">
            <text:p>0.36854554811825</text:p>
          </table:table-cell>
          <table:table-cell table:style-name="ce1" table:formula="of:=AVERAGE([.H56:.H63])" office:value-type="float" office:value="0.687206082442375" calcext:value-type="float">
            <text:p>0.687206082442375</text:p>
          </table:table-cell>
          <table:table-cell table:style-name="ce1" table:formula="of:=AVERAGE([.I56:.I63])" office:value-type="float" office:value="0.2892365" calcext:value-type="float">
            <text:p>0.2892365</text:p>
          </table:table-cell>
          <table:table-cell table:style-name="ce1" table:formula="of:=AVERAGE([.J56:.J63])" office:value-type="float" office:value="0.405824584994875" calcext:value-type="float">
            <text:p>0.405824584994875</text:p>
          </table:table-cell>
          <table:table-cell table:style-name="ce1" table:formula="of:=AVERAGE([.K56:.K63])" office:value-type="float" office:value="0.478790421997125" calcext:value-type="float">
            <text:p>0.478790421997125</text:p>
          </table:table-cell>
        </table:table-row>
        <table:table-row table:style-name="ro1">
          <table:table-cell table:number-columns-repeated="6"/>
          <table:table-cell table:style-name="ce2" table:formula="of:=STDEV([.G56:.G63])/SQRT(8)" office:value-type="float" office:value="0.00517607031509569" calcext:value-type="float">
            <text:p>0.005176070315096</text:p>
          </table:table-cell>
          <table:table-cell table:style-name="ce2" table:formula="of:=STDEV([.H56:.H63])/SQRT(8)" office:value-type="float" office:value="0.0231065629642612" calcext:value-type="float">
            <text:p>0.023106562964261</text:p>
          </table:table-cell>
          <table:table-cell table:style-name="ce2" table:formula="of:=STDEV([.I56:.I63])/SQRT(8)" office:value-type="float" office:value="0.0235464737525297" calcext:value-type="float">
            <text:p>0.02354647375253</text:p>
          </table:table-cell>
          <table:table-cell table:style-name="ce2" table:formula="of:=STDEV([.J56:.J63])/SQRT(8)" office:value-type="float" office:value="0.00550270375816883" calcext:value-type="float">
            <text:p>0.005502703758169</text:p>
          </table:table-cell>
          <table:table-cell table:style-name="ce2" table:formula="of:=STDEV([.K56:.K63])/SQRT(8)" office:value-type="float" office:value="0.00777125497129601" calcext:value-type="float">
            <text:p>0.00777125497129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5969875092" calcext:value-type="float">
            <text:p>0.505969875092</text:p>
          </table:table-cell>
          <table:table-cell office:value-type="float" office:value="0.501020408163" calcext:value-type="float">
            <text:p>0.501020408163</text:p>
          </table:table-cell>
          <table:table-cell office:value-type="float" office:value="0.0817621" calcext:value-type="float">
            <text:p>0.0817621</text:p>
          </table:table-cell>
          <table:table-cell office:value-type="float" office:value="0.504972173987" calcext:value-type="float">
            <text:p>0.504972173987</text:p>
          </table:table-cell>
          <table:table-cell office:value-type="float" office:value="0.503482978043" calcext:value-type="float">
            <text:p>0.50348297804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590713435296" calcext:value-type="float">
            <text:p>0.00590713435296</text:p>
          </table:table-cell>
          <table:table-cell office:value-type="float" office:value="0.496153846154" calcext:value-type="float">
            <text:p>0.496153846154</text:p>
          </table:table-cell>
          <table:table-cell office:value-type="float" office:value="0.0548313" calcext:value-type="float">
            <text:p>0.0548313</text:p>
          </table:table-cell>
          <table:table-cell office:value-type="float" office:value="0.00736200520477" calcext:value-type="float">
            <text:p>0.00736200520477</text:p>
          </table:table-cell>
          <table:table-cell office:value-type="float" office:value="0.0116752647298" calcext:value-type="float">
            <text:p>0.011675264729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05968778696" calcext:value-type="float">
            <text:p>0.505968778696</text:p>
          </table:table-cell>
          <table:table-cell office:value-type="float" office:value="0.500927643785" calcext:value-type="float">
            <text:p>0.500927643785</text:p>
          </table:table-cell>
          <table:table-cell office:value-type="float" office:value="0.0818018" calcext:value-type="float">
            <text:p>0.0818018</text:p>
          </table:table-cell>
          <table:table-cell office:value-type="float" office:value="0.504952450905" calcext:value-type="float">
            <text:p>0.504952450905</text:p>
          </table:table-cell>
          <table:table-cell office:value-type="float" office:value="0.503435591749" calcext:value-type="float">
            <text:p>0.50343559174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07490636704" calcext:value-type="float">
            <text:p>0.507490636704</text:p>
          </table:table-cell>
          <table:table-cell office:value-type="float" office:value="0.500948766603" calcext:value-type="float">
            <text:p>0.500948766603</text:p>
          </table:table-cell>
          <table:table-cell office:value-type="float" office:value="0.0832616" calcext:value-type="float">
            <text:p>0.0832616</text:p>
          </table:table-cell>
          <table:table-cell office:value-type="float" office:value="0.506168629487" calcext:value-type="float">
            <text:p>0.506168629487</text:p>
          </table:table-cell>
          <table:table-cell office:value-type="float" office:value="0.504198482697" calcext:value-type="float">
            <text:p>0.50419848269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07490636704" calcext:value-type="float">
            <text:p>0.507490636704</text:p>
          </table:table-cell>
          <table:table-cell office:value-type="float" office:value="0.500948766603" calcext:value-type="float">
            <text:p>0.500948766603</text:p>
          </table:table-cell>
          <table:table-cell office:value-type="float" office:value="0.0832604" calcext:value-type="float">
            <text:p>0.0832604</text:p>
          </table:table-cell>
          <table:table-cell office:value-type="float" office:value="0.506168629487" calcext:value-type="float">
            <text:p>0.506168629487</text:p>
          </table:table-cell>
          <table:table-cell office:value-type="float" office:value="0.504198482697" calcext:value-type="float">
            <text:p>0.50419848269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05997416498" calcext:value-type="float">
            <text:p>0.505997416498</text:p>
          </table:table-cell>
          <table:table-cell office:value-type="float" office:value="0.503339517625" calcext:value-type="float">
            <text:p>0.503339517625</text:p>
          </table:table-cell>
          <table:table-cell office:value-type="float" office:value="0.0816755" calcext:value-type="float">
            <text:p>0.0816755</text:p>
          </table:table-cell>
          <table:table-cell office:value-type="float" office:value="0.505463593474" calcext:value-type="float">
            <text:p>0.505463593474</text:p>
          </table:table-cell>
          <table:table-cell office:value-type="float" office:value="0.504664967523" calcext:value-type="float">
            <text:p>0.5046649675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07490636704" calcext:value-type="float">
            <text:p>0.507490636704</text:p>
          </table:table-cell>
          <table:table-cell office:value-type="float" office:value="0.500948766603" calcext:value-type="float">
            <text:p>0.500948766603</text:p>
          </table:table-cell>
          <table:table-cell office:value-type="float" office:value="0.083262" calcext:value-type="float">
            <text:p>0.083262</text:p>
          </table:table-cell>
          <table:table-cell office:value-type="float" office:value="0.506168629487" calcext:value-type="float">
            <text:p>0.506168629487</text:p>
          </table:table-cell>
          <table:table-cell office:value-type="float" office:value="0.504198482697" calcext:value-type="float">
            <text:p>0.50419848269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58618794651" calcext:value-type="float">
            <text:p>0.0058618794651</text:p>
          </table:table-cell>
          <table:table-cell office:value-type="float" office:value="0.492307692308" calcext:value-type="float">
            <text:p>0.492307692308</text:p>
          </table:table-cell>
          <table:table-cell office:value-type="float" office:value="0.0548988" calcext:value-type="float">
            <text:p>0.0548988</text:p>
          </table:table-cell>
          <table:table-cell office:value-type="float" office:value="0.0073056024839" calcext:value-type="float">
            <text:p>0.0073056024839</text:p>
          </table:table-cell>
          <table:table-cell office:value-type="float" office:value="0.011585807386" calcext:value-type="float">
            <text:p>0.011585807386</text:p>
          </table:table-cell>
        </table:table-row>
        <table:table-row table:style-name="ro1">
          <table:table-cell table:number-columns-repeated="6"/>
          <table:table-cell table:style-name="ce1" table:formula="of:=AVERAGE([.G67:.G74])" office:value-type="float" office:value="0.381522124277007" calcext:value-type="float">
            <text:p>0.381522124277007</text:p>
          </table:table-cell>
          <table:table-cell table:style-name="ce1" table:formula="of:=AVERAGE([.H67:.H74])" office:value-type="float" office:value="0.4995744259805" calcext:value-type="float">
            <text:p>0.4995744259805</text:p>
          </table:table-cell>
          <table:table-cell table:style-name="ce1" table:formula="of:=AVERAGE([.I67:.I74])" office:value-type="float" office:value="0.0755941875" calcext:value-type="float">
            <text:p>0.0755941875</text:p>
          </table:table-cell>
          <table:table-cell table:style-name="ce1" table:formula="of:=AVERAGE([.J67:.J74])" office:value-type="float" office:value="0.381070214314459" calcext:value-type="float">
            <text:p>0.381070214314459</text:p>
          </table:table-cell>
          <table:table-cell table:style-name="ce1" table:formula="of:=AVERAGE([.K67:.K74])" office:value-type="float" office:value="0.380930007190225" calcext:value-type="float">
            <text:p>0.380930007190225</text:p>
          </table:table-cell>
        </table:table-row>
        <table:table-row table:style-name="ro1">
          <table:table-cell table:number-columns-repeated="6"/>
          <table:table-cell table:style-name="ce2" table:formula="of:=STDEV([.G67:.G74])/SQRT(8)" office:value-type="float" office:value="0.081971222020018" calcext:value-type="float">
            <text:p>0.081971222020018</text:p>
          </table:table-cell>
          <table:table-cell table:style-name="ce2" table:formula="of:=STDEV([.H67:.H74])/SQRT(8)" office:value-type="float" office:value="0.00125548936849393" calcext:value-type="float">
            <text:p>0.001255489368494</text:p>
          </table:table-cell>
          <table:table-cell table:style-name="ce2" table:formula="of:=STDEV([.I67:.I74])/SQRT(8)" office:value-type="float" office:value="0.00453027888109699" calcext:value-type="float">
            <text:p>0.004530278881097</text:p>
          </table:table-cell>
          <table:table-cell table:style-name="ce2" table:formula="of:=STDEV([.J67:.J74])/SQRT(8)" office:value-type="float" office:value="0.0815561668839514" calcext:value-type="float">
            <text:p>0.081556166883951</text:p>
          </table:table-cell>
          <table:table-cell table:style-name="ce2" table:formula="of:=STDEV([.K67:.K74])/SQRT(8)" office:value-type="float" office:value="0.0805878783025658" calcext:value-type="float">
            <text:p>0.08058787830256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float" office:value="0.74472673167275" calcext:value-type="float">
            <text:p>0.74472673167275</text:p>
          </table:table-cell>
          <table:table-cell table:style-name="ce1" office:value-type="float" office:value="0.336222434733" calcext:value-type="float">
            <text:p>0.336222434733</text:p>
          </table:table-cell>
          <table:table-cell table:style-name="ce1" office:value-type="float" office:value="0.242559625" calcext:value-type="float">
            <text:p>0.242559625</text:p>
          </table:table-cell>
          <table:table-cell table:style-name="ce1" office:value-type="float" office:value="0.598132272058625" calcext:value-type="float">
            <text:p>0.598132272058625</text:p>
          </table:table-cell>
          <table:table-cell table:style-name="ce1" office:value-type="float" office:value="0.462547572825375" calcext:value-type="float">
            <text:p>0.462547572825375</text:p>
          </table:table-cell>
        </table:table-row>
        <table:table-row table:style-name="ro1">
          <table:table-cell table:number-columns-repeated="6"/>
          <table:table-cell table:style-name="ce1" office:value-type="float" office:value="0.67367753529325" calcext:value-type="float">
            <text:p>0.67367753529325</text:p>
          </table:table-cell>
          <table:table-cell table:style-name="ce1" office:value-type="float" office:value="0.366262745814125" calcext:value-type="float">
            <text:p>0.366262745814125</text:p>
          </table:table-cell>
          <table:table-cell table:style-name="ce1" office:value-type="float" office:value="0.24531975" calcext:value-type="float">
            <text:p>0.24531975</text:p>
          </table:table-cell>
          <table:table-cell table:style-name="ce1" office:value-type="float" office:value="0.576553920813625" calcext:value-type="float">
            <text:p>0.576553920813625</text:p>
          </table:table-cell>
          <table:table-cell table:style-name="ce1" office:value-type="float" office:value="0.4742836949735" calcext:value-type="float">
            <text:p>0.4742836949735</text:p>
          </table:table-cell>
        </table:table-row>
        <table:table-row table:style-name="ro1">
          <table:table-cell table:number-columns-repeated="6"/>
          <table:table-cell table:style-name="ce1" office:value-type="float" office:value="0.6017702326435" calcext:value-type="float">
            <text:p>0.6017702326435</text:p>
          </table:table-cell>
          <table:table-cell table:style-name="ce1" office:value-type="float" office:value="0.376073167183625" calcext:value-type="float">
            <text:p>0.376073167183625</text:p>
          </table:table-cell>
          <table:table-cell table:style-name="ce1" office:value-type="float" office:value="0.219903375" calcext:value-type="float">
            <text:p>0.219903375</text:p>
          </table:table-cell>
          <table:table-cell table:style-name="ce1" office:value-type="float" office:value="0.536300999237125" calcext:value-type="float">
            <text:p>0.536300999237125</text:p>
          </table:table-cell>
          <table:table-cell table:style-name="ce1" office:value-type="float" office:value="0.46189704006225" calcext:value-type="float">
            <text:p>0.46189704006225</text:p>
          </table:table-cell>
        </table:table-row>
        <table:table-row table:style-name="ro1">
          <table:table-cell table:number-columns-repeated="6"/>
          <table:table-cell table:style-name="ce1" office:value-type="float" office:value="0.517292924379875" calcext:value-type="float">
            <text:p>0.517292924379875</text:p>
          </table:table-cell>
          <table:table-cell table:style-name="ce1" office:value-type="float" office:value="0.454491990456125" calcext:value-type="float">
            <text:p>0.454491990456125</text:p>
          </table:table-cell>
          <table:table-cell table:style-name="ce1" office:value-type="float" office:value="0.228847125" calcext:value-type="float">
            <text:p>0.228847125</text:p>
          </table:table-cell>
          <table:table-cell table:style-name="ce1" office:value-type="float" office:value="0.500965609569375" calcext:value-type="float">
            <text:p>0.500965609569375</text:p>
          </table:table-cell>
          <table:table-cell table:style-name="ce1" office:value-type="float" office:value="0.480350449427125" calcext:value-type="float">
            <text:p>0.480350449427125</text:p>
          </table:table-cell>
        </table:table-row>
        <table:table-row table:style-name="ro1">
          <table:table-cell table:number-columns-repeated="6"/>
          <table:table-cell table:style-name="ce1" office:value-type="float" office:value="0.416130271484125" calcext:value-type="float">
            <text:p>0.416130271484125</text:p>
          </table:table-cell>
          <table:table-cell table:style-name="ce1" office:value-type="float" office:value="0.59189347331375" calcext:value-type="float">
            <text:p>0.59189347331375</text:p>
          </table:table-cell>
          <table:table-cell table:style-name="ce1" office:value-type="float" office:value="0.288117625" calcext:value-type="float">
            <text:p>0.288117625</text:p>
          </table:table-cell>
          <table:table-cell table:style-name="ce1" office:value-type="float" office:value="0.441407655681875" calcext:value-type="float">
            <text:p>0.441407655681875</text:p>
          </table:table-cell>
          <table:table-cell table:style-name="ce1" office:value-type="float" office:value="0.486605482093875" calcext:value-type="float">
            <text:p>0.486605482093875</text:p>
          </table:table-cell>
        </table:table-row>
        <table:table-row table:style-name="ro1">
          <table:table-cell table:number-columns-repeated="6"/>
          <table:table-cell table:style-name="ce1" office:value-type="float" office:value="0.36854554811825" calcext:value-type="float">
            <text:p>0.36854554811825</text:p>
          </table:table-cell>
          <table:table-cell table:style-name="ce1" office:value-type="float" office:value="0.687206082442375" calcext:value-type="float">
            <text:p>0.687206082442375</text:p>
          </table:table-cell>
          <table:table-cell table:style-name="ce1" office:value-type="float" office:value="0.2892365" calcext:value-type="float">
            <text:p>0.2892365</text:p>
          </table:table-cell>
          <table:table-cell table:style-name="ce1" office:value-type="float" office:value="0.405824584994875" calcext:value-type="float">
            <text:p>0.405824584994875</text:p>
          </table:table-cell>
          <table:table-cell table:style-name="ce1" office:value-type="float" office:value="0.478790421997125" calcext:value-type="float">
            <text:p>0.478790421997125</text:p>
          </table:table-cell>
        </table:table-row>
        <table:table-row table:style-name="ro1">
          <table:table-cell table:number-columns-repeated="6"/>
          <table:table-cell table:style-name="ce1" office:value-type="float" office:value="0.381522124277007" calcext:value-type="float">
            <text:p>0.381522124277007</text:p>
          </table:table-cell>
          <table:table-cell table:style-name="ce1" office:value-type="float" office:value="0.4995744259805" calcext:value-type="float">
            <text:p>0.4995744259805</text:p>
          </table:table-cell>
          <table:table-cell table:style-name="ce1" office:value-type="float" office:value="0.0755941875" calcext:value-type="float">
            <text:p>0.0755941875</text:p>
          </table:table-cell>
          <table:table-cell table:style-name="ce1" office:value-type="float" office:value="0.381070214314459" calcext:value-type="float">
            <text:p>0.381070214314459</text:p>
          </table:table-cell>
          <table:table-cell table:style-name="ce1" office:value-type="float" office:value="0.380930007190225" calcext:value-type="float">
            <text:p>0.3809300071902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3"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18:16:50.907159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7T19:51:56.476284973</dc:date>
    <dc:creator>Dimitrios Pritsos</dc:creator>
    <meta:editing-duration>PT1H8M30S</meta:editing-duration>
    <meta:editing-cycles>5</meta:editing-cycles>
    <meta:generator>LibreOffice/5.2.3.2$Linux_X86_64 LibreOffice_project/20m0$Build-2</meta:generator>
    <meta:document-statistic meta:table-count="1" meta:cell-count="721" meta:object-count="0"/>
  </office:meta>
</office:document-meta>
</file>